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83H50M39.141051S" calcext:value-type="time">
            <text:p>683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4H25M56.013S" calcext:value-type="time">
            <text:p>04:25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6H44M18.306S" calcext:value-type="time">
            <text:p>36:44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9:02:01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0T12:07:15.120000000</dc:date>
    <dc:creator>Benjamin Laws</dc:creator>
    <meta:editing-duration>P29DT1H33M21S</meta:editing-duration>
    <meta:editing-cycles>771</meta:editing-cycles>
    <meta:generator>LibreOffice/7.2.6.2$Windows_X86_64 LibreOffice_project/b0ec3a565991f7569a5a7f5d24fed7f52653d754</meta:generator>
    <meta:document-statistic meta:table-count="2" meta:cell-count="988" meta:object-count="0"/>
  </office:meta>
</office:document-meta>
</file>